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8541f" officeooo:paragraph-rsid="0018541f" style:font-weight-asian="normal" style:font-weight-complex="normal"/>
    </style:style>
    <style:style style:name="P5" style:family="paragraph" style:parent-style-name="Standard">
      <style:text-properties fo:language="en" fo:country="US" fo:font-weight="normal" officeooo:rsid="001354cc" officeooo:paragraph-rsid="0031ae83" style:font-weight-asian="normal" style:font-weight-complex="normal"/>
    </style:style>
    <style:style style:name="P6" style:family="paragraph" style:parent-style-name="Standard">
      <style:text-properties fo:language="en" fo:country="US" officeooo:rsid="00153633" officeooo:paragraph-rsid="00153633"/>
    </style:style>
    <style:style style:name="P7" style:family="paragraph" style:parent-style-name="Standard">
      <style:text-properties fo:language="en" fo:country="US" officeooo:rsid="00153633" officeooo:paragraph-rsid="001b6b29"/>
    </style:style>
    <style:style style:name="P8" style:family="paragraph" style:parent-style-name="Standard">
      <style:text-properties fo:language="en" fo:country="US" officeooo:rsid="00153633" officeooo:paragraph-rsid="003a5be7"/>
    </style:style>
    <style:style style:name="P9" style:family="paragraph" style:parent-style-name="Standard">
      <style:text-properties fo:language="en" fo:country="US" officeooo:rsid="00153633" officeooo:paragraph-rsid="003be992"/>
    </style:style>
    <style:style style:name="P10" style:family="paragraph" style:parent-style-name="Standard">
      <style:text-properties fo:language="en" fo:country="US" officeooo:rsid="00153633" officeooo:paragraph-rsid="003fd403"/>
    </style:style>
    <style:style style:name="P11" style:family="paragraph" style:parent-style-name="Standard">
      <style:text-properties fo:language="en" fo:country="US" officeooo:rsid="00173548" officeooo:paragraph-rsid="00173548"/>
    </style:style>
    <style:style style:name="P12" style:family="paragraph" style:parent-style-name="Standard">
      <style:text-properties fo:language="en" fo:country="US" officeooo:rsid="0033f447" officeooo:paragraph-rsid="003fd403"/>
    </style:style>
    <style:style style:name="P13" style:family="paragraph" style:parent-style-name="Standard">
      <style:text-properties fo:language="en" fo:country="US" officeooo:rsid="0033f447" officeooo:paragraph-rsid="00437046"/>
    </style:style>
    <style:style style:name="P14" style:family="paragraph" style:parent-style-name="Standard">
      <style:text-properties fo:language="en" fo:country="US" officeooo:paragraph-rsid="00398efc"/>
    </style:style>
    <style:style style:name="P15" style:family="paragraph" style:parent-style-name="Standard" style:master-page-name="Standard">
      <style:paragraph-properties style:page-number="auto"/>
      <style:text-properties fo:language="en" fo:country="US" fo:font-weight="bold" officeooo:rsid="0038e96a" officeooo:paragraph-rsid="0038e96a" style:font-weight-asian="bold" style:font-weight-complex="bold"/>
    </style:style>
    <style:style style:name="P16" style:family="paragraph" style:parent-style-name="Standard">
      <style:text-properties fo:language="en" fo:country="US" officeooo:rsid="00398efc" officeooo:paragraph-rsid="00398efc"/>
    </style:style>
    <style:style style:name="P17" style:family="paragraph" style:parent-style-name="Standard">
      <style:text-properties fo:language="en" fo:country="US" officeooo:rsid="00215cd8" officeooo:paragraph-rsid="00398efc"/>
    </style:style>
    <style:style style:name="P18" style:family="paragraph" style:parent-style-name="Standard">
      <style:text-properties fo:language="en" fo:country="US" officeooo:rsid="003a5be7" officeooo:paragraph-rsid="003a5be7"/>
    </style:style>
    <style:style style:name="P19" style:family="paragraph" style:parent-style-name="Standard">
      <style:text-properties fo:language="en" fo:country="US" officeooo:rsid="003a5be7" officeooo:paragraph-rsid="00459a09"/>
    </style:style>
    <style:style style:name="P20" style:family="paragraph" style:parent-style-name="Standard">
      <style:text-properties fo:language="en" fo:country="US" officeooo:rsid="003f4bc8" officeooo:paragraph-rsid="003be992"/>
    </style:style>
    <style:style style:name="P21" style:family="paragraph" style:parent-style-name="Standard">
      <style:text-properties fo:language="en" fo:country="US" officeooo:rsid="003f4bc8" officeooo:paragraph-rsid="003f4bc8"/>
    </style:style>
    <style:style style:name="P22" style:family="paragraph" style:parent-style-name="Standard">
      <style:text-properties fo:language="en" fo:country="US" officeooo:rsid="003be992" officeooo:paragraph-rsid="003be992"/>
    </style:style>
    <style:style style:name="P23" style:family="paragraph" style:parent-style-name="Standard">
      <style:text-properties fo:language="en" fo:country="US" officeooo:rsid="003fd403" officeooo:paragraph-rsid="003fd403"/>
    </style:style>
    <style:style style:name="P24" style:family="paragraph" style:parent-style-name="Standard">
      <style:text-properties fo:language="en" fo:country="US" officeooo:rsid="003fd403" officeooo:paragraph-rsid="00437046"/>
    </style:style>
    <style:style style:name="P25" style:family="paragraph" style:parent-style-name="Standard">
      <style:text-properties fo:language="en" fo:country="US" officeooo:rsid="00425c03" officeooo:paragraph-rsid="00425c03"/>
    </style:style>
    <style:style style:name="P26" style:family="paragraph" style:parent-style-name="Standard">
      <style:text-properties fo:language="en" fo:country="US" officeooo:rsid="00437046" officeooo:paragraph-rsid="00437046"/>
    </style:style>
    <style:style style:name="P27" style:family="paragraph" style:parent-style-name="Standard">
      <style:text-properties fo:language="en" fo:country="US" officeooo:rsid="00153633" officeooo:paragraph-rsid="00153633"/>
    </style:style>
    <style:style style:name="T1" style:family="text">
      <style:text-properties officeooo:rsid="00066f4d"/>
    </style:style>
    <style:style style:name="T2" style:family="text">
      <style:text-properties officeooo:rsid="00173548"/>
    </style:style>
    <style:style style:name="T3" style:family="text">
      <style:text-properties officeooo:rsid="0018541f"/>
    </style:style>
    <style:style style:name="T4" style:family="text">
      <style:text-properties officeooo:rsid="0029722d"/>
    </style:style>
    <style:style style:name="T5" style:family="text">
      <style:text-properties officeooo:rsid="002e647c"/>
    </style:style>
    <style:style style:name="T6" style:family="text">
      <style:text-properties officeooo:rsid="0031ae83"/>
    </style:style>
    <style:style style:name="T7" style:family="text">
      <style:text-properties officeooo:rsid="0037a382"/>
    </style:style>
    <style:style style:name="T8" style:family="text">
      <style:text-properties officeooo:rsid="0038e96a"/>
    </style:style>
    <style:style style:name="T9" style:family="text">
      <style:text-properties officeooo:rsid="00398efc"/>
    </style:style>
    <style:style style:name="T10" style:family="text">
      <style:text-properties officeooo:rsid="003a5be7"/>
    </style:style>
    <style:style style:name="T11" style:family="text">
      <style:text-properties officeooo:rsid="003be992"/>
    </style:style>
    <style:style style:name="T12" style:family="text">
      <style:text-properties officeooo:rsid="003c3eb2"/>
    </style:style>
    <style:style style:name="T13" style:family="text">
      <style:text-properties officeooo:rsid="003f4bc8"/>
    </style:style>
    <style:style style:name="T14" style:family="text">
      <style:text-properties officeooo:rsid="003fd403"/>
    </style:style>
    <style:style style:name="T15" style:family="text">
      <style:text-properties officeooo:rsid="00419b79"/>
    </style:style>
    <style:style style:name="T16" style:family="text">
      <style:text-properties officeooo:rsid="00425c03"/>
    </style:style>
    <style:style style:name="T17" style:family="text">
      <style:text-properties officeooo:rsid="00437046"/>
    </style:style>
    <style:style style:name="T18" style:family="text">
      <style:text-properties officeooo:rsid="00459a0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urse outline</text:p>
      <text:p text:style-name="P4">[text for <text:span text:style-name="T8">Course-outline</text:span>.odp]</text:p>
      <text:p text:style-name="P3"/>
      <text:p text:style-name="P5">Welcome <text:span text:style-name="T7">again</text:span> <text:span text:style-name="T6">to the </text:span><text:span text:style-name="T9">course on </text:span><text:span text:style-name="T3">Audio Signal Processing for Music Applications</text:span>!!</text:p>
      <text:p text:style-name="P1"/>
      <text:p text:style-name="P2">1.</text:p>
      <text:p text:style-name="P14"><text:span text:style-name="T1">In th</text:span><text:span text:style-name="T9">e previous theory lecture</text:span><text:span text:style-name="T3"> </text:span><text:span text:style-name="T9">I gave an overview of the field of audio signal processing as an introduction and motivation </text:span><text:span text:style-name="T10">to</text:span><text:span text:style-name="T9"> the course.</text:span></text:p>
      <text:p text:style-name="P16"/>
      <text:p text:style-name="P14"><text:span text:style-name="T9">Now I want to outline the </text:span><text:span text:style-name="T10">specific </text:span><text:span text:style-name="T9">topics that we will </text:span><text:span text:style-name="T11">present</text:span><text:span text:style-name="T9"> in the course, which, </text:span><text:span text:style-name="T10">eventhough</text:span><text:span text:style-name="T9"> </text:span><text:span text:style-name="T10">cover</text:span><text:span text:style-name="T9"> a tiny part of the audio signal processing field, I believe </text:span><text:span text:style-name="T10">they are </text:span><text:span text:style-name="T11">very relevant </text:span><text:span text:style-name="T9">to understand many concepts and methods used in audio processing systems, specially the ones </text:span><text:span text:style-name="T10">for</text:span><text:span text:style-name="T9"> music applications.</text:span></text:p>
      <text:p text:style-name="P17"/>
      <text:p text:style-name="P16">2.</text:p>
      <text:p text:style-name="P8"><text:span text:style-name="T10">Our core topics will </text:span><text:span text:style-name="T13">revolve</text:span><text:span text:style-name="T10"> around Fourier-based signal processing techniques and on using them to analyze and synthesize all kinds of sounds.</text:span></text:p>
      <text:p text:style-name="P18"/>
      <text:p text:style-name="P8"><text:span text:style-name="T10">The particular applications we focus on are sound transformations and sound description. These applications impact very much the way we </text:span><text:span text:style-name="T13">will </text:span><text:span text:style-name="T10">present the </text:span><text:span text:style-name="T11">different</text:span><text:span text:style-name="T10"> signal processing topics.</text:span></text:p>
      <text:p text:style-name="P18"/>
      <text:p text:style-name="P8"><text:span text:style-name="T10">In the theory lectures we </text:span><text:span text:style-name="T11">focus on a mathematical view of the different topics </text:span><text:span text:style-name="T13">and</text:span><text:span text:style-name="T11"> in the rest of presentations we will cover the more practical points of view, </text:span><text:span text:style-name="T12">giving demo lectures and programming lectures</text:span><text:span text:style-name="T11">.</text:span></text:p>
      <text:p text:style-name="P18"/>
      <text:p text:style-name="P19"><text:span text:style-name="T18">3.</text:span></text:p>
      <text:p text:style-name="P19"><text:span text:style-name="T18">As introduction to the course we have given a context of the audio signal processing field, given an outline of the course and will go over the basic maths that are required to follow the course.</text:span></text:p>
      <text:p text:style-name="P19"><text:span text:style-name="T18"/></text:p>
      <text:p text:style-name="P19"><text:span text:style-name="T18">4</text:span>.</text:p>
      <text:p text:style-name="P9"><text:span text:style-name="T18">Then we</text:span><text:span text:style-name="T11"> will start by introducing the Discrete Fourier transform. </text:span><text:span text:style-name="T13">This transform is the basis for everything and we will try to understand every component of it. </text:span></text:p>
      <text:p text:style-name="P20"/>
      <text:p text:style-name="P21">We will present the DFT equation, and explain its two basic elements the complex exponentials used in it and the scalar product operation that is used. Then we will show what is the DFT of complex and real sinusoids and will finish with the inverse transform.</text:p>
      <text:p text:style-name="P22"/>
      <text:p text:style-name="P22"><text:span text:style-name="T18">5</text:span>.</text:p>
      <text:p text:style-name="P21">In order to better understand the DFT we will go over the basic theorems and properties of the Fourier transform.</text:p>
      <text:p text:style-name="P21"/>
      <text:p text:style-name="P10"><text:span text:style-name="T13">This include</text:span><text:span text:style-name="T14">s the theorems of Linearity, Shift, Evenness, Convolution. Topics related to Phase unwrapping, Zero padding. The Power theorem and the amplitude representation using dBs.</text:span></text:p>
      <text:p text:style-name="P23"/>
      <text:p text:style-name="P23">Finally we will just present the Fast Fourier Transform algorithm, the FFT, and the concept of zero-phase when using the FFT.</text:p>
      <text:p text:style-name="P12"/>
      <text:p text:style-name="P23"><text:span text:style-name="T18">6</text:span>.</text:p>
      <text:p text:style-name="P23">The Short-time Fourier transform is the first version of the Fourier transform that can be used in real sounds, thus on signals that change in time.</text:p>
      <text:p text:style-name="P23"/>
      <text:p text:style-name="P12"><text:span text:style-name="T14">We will present the STFT equation, the issue of windowing, of the size of the FFT, and of the hop </text:span><text:soft-page-break/><text:span text:style-name="T14">size. One of the basic considerations when using the </text:span><text:span text:style-name="T16">fourier based techniques</text:span><text:span text:style-name="T14"> is what is called <text:s/>the time-frequency compromise. Then we will present the inverse equation </text:span><text:span text:style-name="T16">of the STFT </text:span><text:span text:style-name="T14">and we will finish by presenting a block diagram of a system with which to implement the STFT. This will be </text:span><text:span text:style-name="T14">the first complete analysis/synthesis system shown in the course and that will </text:span><text:span text:style-name="T16">b</text:span><text:span text:style-name="T14">e implemented and used.</text:span></text:p>
      <text:p text:style-name="P23"/>
      <text:p text:style-name="P23"><text:span text:style-name="T18">7</text:span>.</text:p>
      <text:p text:style-name="P23">Bulding on top of the STFT we will present the Sinusoidal model.</text:p>
      <text:p text:style-name="P23"/>
      <text:p text:style-name="P25">We will present the equation, show what is the spectrum of a sinusoid and develop a way to detect sinusoids in the spectrum. We will also present a way to synthesize sinusoides using Fourier techniques and finally present the block diagram of a system that implementing these methods can perform an analysis and synthesis of any type of sound.</text:p>
      <text:p text:style-name="P25"/>
      <text:p text:style-name="P25"><text:span text:style-name="T18">8</text:span>.</text:p>
      <text:p text:style-name="P25">When we assume that a sound is harmonic we can use a Harmonic model, which is a sinusoidal model in which we add the constraints that all the sinusoides are multiple of a fundamental frequency.</text:p>
      <text:p text:style-name="P25"/>
      <text:p text:style-name="P25">We will present the equation and discuss the relation between the concepts of sinusoids, partials and harmonics.</text:p>
      <text:p text:style-name="P25"/>
      <text:p text:style-name="P25">In order to use the harmonic model we need a fundamental frequency detection step, that we will present, and then a tracking of the harmonics of this fundamental frequency.</text:p>
      <text:p text:style-name="P25"/>
      <text:p text:style-name="P25">Again we will present the block diagram of a system that can perform an analysis and synthesis of harmonic sounds.</text:p>
      <text:p text:style-name="P25"/>
      <text:p text:style-name="P25"><text:span text:style-name="T18">9</text:span>.</text:p>
      <text:p text:style-name="P25">But many sounds can not be well modeled with sinusoids or harmonics, we need to worry about the parts of sounds, attacks, non-linearities, noises, … that are not well modeled with sinusoids. For this we introduce the idea of modeling sounds with sinusoids plus a residual.</text:p>
      <text:p text:style-name="P25"/>
      <text:p text:style-name="P25">We first present the general idea of a sinusoidal plus a residual model, then talk about how to subtract the stable sinusoids, or the harmonics, from a sound.</text:p>
      <text:p text:style-name="P25"/>
      <text:p text:style-name="P25">For the non-sinusoidal components we introduce the concept of stochastic modeling and of how to approximate the residual of a sound. The residual is what is left in the sound after subtracting the sinusoidal component, and we will propose to model it as an stochastic signal. This results into the sinusoidal plus stochasic and harmonic plus stochastic models. Of which we will present the diagram of a system to implement it.</text:p>
      <text:p text:style-name="P25"/>
      <text:p text:style-name="P25"><text:span text:style-name="T18">10</text:span>.</text:p>
      <text:p text:style-name="P26">As I mentioned, in this course we focus on two types of applications. One is sound transformations.</text:p>
      <text:p text:style-name="P26"/>
      <text:p text:style-name="P26">We will go over each of the models we have presented and show types of transformations that are possible with them.</text:p>
      <text:p text:style-name="P26"/>
      <text:p text:style-name="P26">1<text:span text:style-name="T18">1</text:span>.</text:p>
      <text:p text:style-name="P26">The second major application we will cover is sound description.</text:p>
      <text:p text:style-name="P26"/>
      <text:p text:style-name="P26">With what we have presented we can extract features of a sound in a way that are relevant to <text:soft-page-break/>describe it.</text:p>
      <text:p text:style-name="P26"/>
      <text:p text:style-name="P13"><text:span text:style-name="T17">We will go throgh the features that emerge fro the sinusoidal plus residual model. Then we will </text:span><text:span text:style-name="T17">present other spectral-based features.</text:span></text:p>
      <text:p text:style-name="P26"/>
      <text:p text:style-name="P26">Once we have meaningful features from a sound or a collection of sounds we can think on descriving sound and music recordings, we can also model a complete musical instrument or we can go into higher levels of music description.</text:p>
      <text:p text:style-name="P24"/>
      <text:p text:style-name="P26">1<text:span text:style-name="T18">2</text:span>.</text:p>
      <text:p text:style-name="P26">In the last theory class we will review all the models and outline related topics that we have not been able to cover in class. We will present other fourier based sounds models and we will also repsent other models that are not fourier -based.</text:p>
      <text:p text:style-name="P6"/>
      <text:p text:style-name="P6">1<text:span text:style-name="T18">3</text:span>.</text:p>
      <text:p text:style-name="P7">This is all for this<text:span text:style-name="T2"> </text:span><text:span text:style-name="T15">lecture</text:span>. We <text:span text:style-name="T2">have done a </text:span><text:span text:style-name="T5">very quick </text:span><text:span text:style-name="T15">outline of the course, going over the theory topics that we will cover. </text:span><text:span text:style-name="T5"><text:s/></text:span><text:span text:style-name="T15">From now on we really start....</text:span></text:p>
      <text:p text:style-name="P7"/>
      <text:p text:style-name="P7"/>
      <text:p text:style-name="P11">Thanks for you<text:span text:style-name="T4">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6T17:54:41</dc:date>
    <dc:creator>xavier serra</dc:creator>
    <meta:editing-duration>PT14H11M45S</meta:editing-duration>
    <meta:editing-cycles>25</meta:editing-cycles>
    <meta:generator>LibreOffice/4.0.6.2$MacOSX_x86 LibreOffice_project/2e2573268451a50806fcd60ae2d9fe01dd0ce24</meta:generator>
    <meta:document-statistic meta:table-count="0" meta:image-count="0" meta:object-count="0" meta:page-count="3" meta:paragraph-count="47" meta:word-count="1002" meta:character-count="5834" meta:non-whitespace-character-count="4876"/>
  </office:meta>
</office:document-meta>
</file>